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2" svg:font-family="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ing_20_-_20_Pg_20_1_20_Ln_20_1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W. Raftery </text:p>
      <text:p text:style-name="Heading_20_-_20_Pg_20_1_20_Ln_20_2...">2038 Meridian Ave, #F </text:p>
      <text:p text:style-name="Heading_20_-_20_Pg_20_1_20_Ln_20_2...">South Pasadena, CA 91030-4282</text:p>
      <text:p text:style-name="Heading_20_-_20_Pg_20_1_20_Ln_20_2...">(714) 420-3005 </text:p>
      <text:p text:style-name="Heading_20_-_20_Pg_20_1_20_Ln_20_2...">braftery@mac.com</text:p>
      <text:p text:style-name="Heading_20_-_20_Section">Career Profile</text:p>
      <text:p text:style-name="Text_20_body_20_-_20_Career_20_Profile">Senior Developer with extensive experience programming 3-tier web applications using Java J2EE and Microsoft IIS/Active Server Pages (ASP) in a mixed environment of Unix servers and Microsoft servers. <text:s/>Possess excellent communication skills. <text:s/>Skilled at mentoring junior team members. <text:s/>Proficient with full software development life cycle. <text:s/>Self-starter that thrives in a team environment.</text:p>
      <text:p text:style-name="Heading_20_-_20_Section">Career Experience</text:p>
      <text:p text:style-name="Text_20_body_20_-_20_Career_20_Experience">Union Bank of California, Senior Developer</text:p>
      <text:p text:style-name="Heading_20_-_20_CarExp_20_Sub-section">2003 - 2006 </text:p>
      <text:p text:style-name="Text_20_body_20_-_20_Career_20_Experience">Developed and maintained several Internet-facing, Java J2EE web applications to service external Bank customer's and internal support staff. <text:s/>The web </text:p>
      <text:p text:style-name="Text_20_body_20_-_20_Career_20_Experience">OEUA-IODA is a customer-facing J2EE web application to enable external Bank customers to set up new users and administer existing users access. <text:s/>The application was developed using XML, XSL, XML DTD, Javascript, and CSS 2.0 and XHTML 1.0.</text:p>
      <text:p text:style-name="Heading_20_-_20_CarExp_20_Sub-section">2004 - 2005</text:p>
      <text:p text:style-name="Text_20_body_20_-_20_Career_20_Experience">WRI (Returned Items on the Web), is a customer-facing J2EE web application that notifies Bank customers when a deposited item has been returned and enables the customer to display an image of the item as well as information about the returned item. <text:s text:c="2"/>Worked on the Welcome Page using Java Servlet, JSP, Enterprise Session Bean, Enterprise Entity Beans; created SQL scripts to assist with performance testing and functional testing; create SQL Views in Oracle 9i database to support automated customer notifications; performed analysis; co-ordinated testing and development with outside development groups; negotiated and documented functional and non-functional aspects of data feed with mainframe application.</text:p>
      <text:p text:style-name="Text_20_body_20_-_20_Career_20_Experience">Mentored team members in using the IBM AIX to implement, monitor, and test various parts of the application. <text:s/>Developed Unix Shell scripts to automate repetitive tasks. <text:s/>Created automated build scripts using Apache Ant and Windows 2000 shell scripts.</text:p>
      <text:p text:style-name="Heading_20_-_20_CarExp_20_Sub-section">2003 - 2004</text:p>
      <text:p text:style-name="Text_20_body_20_-_20_Career_20_Experience">PPW (Positive Pay on the Web), is a customer-facing J2EE web application to enable customers to display information and images of the customer's positive pay items. <text:s/>Developed application-specific logging proxy to insulate the application from the logging implementation used. <text:s/>The log proxy used Jakarta Log4J. <text:s/>Also, created custom classes to extend the JDBC Appender for Log4J to enable fine-grained logging of specific object properties and a custom parser to support same.</text:p>
      <text:p text:style-name="Text_20_body_20_-_20_Career_20_Experience">Developed multi-threaded job scheduler component, in Java, for running various application-specific tasks. <text:s/>Used JUnit for unit testing. <text:s/>Assisted in creating automated build scripts using Apache Ant and Windows 2000 shell scripts.; <text:s/>Designed both components using UML diagrams.</text:p>
      <text:p text:style-name="Heading_20_-_20_CarExp_20_Sub-section">2003</text:p>
      <text:p text:style-name="Text_20_body_20_-_20_Career_20_Experience">MDCU (Market Driven Contact Us), Enterprise service, implemented in Java, for capturing and routing customer communications with appropriate customer support department. <text:s/>Developed a Java Mail component to support the application.</text:p>
      <text:p text:style-name="Heading_20_-_20_CarExp_20_Sub-section">1999 - 2003</text:p>
      <text:p text:style-name="Text_20_body_20_-_20_Career_20_Experience">TOPS, is an intranet web application running on Microsoft IIS using Active Server Pages (ASP), Seagate Crystal Reports, and MS SQL 2000 database. <text:s/>The application automates monitoring and tracking the non-financial aspects of commercial loans and, also, covenant compliance. <text:s/>Developed ASP pages using server-side logic written in VBScript and JScript and extensive client-side logic written in Javascript <text:s/>Developed database views, database user-defined functions (UDF), and stored procedures in TSQL for reporting purposes. <text:s/>Coordinated with end users to develop business requirements and reporting specifications. <text:s/>Lead two other developers in the implementation of several reports in Seagate Crystal Reports.</text:p>
      <text:p text:style-name="Heading_20_-_20_CarExp_20_Sub-section">1997 - 1999</text:p>
      <text:p text:style-name="Text_20_body_20_-_20_Career_20_Experience">RACER (Rapid Application, Credit Execution and Reporting), is a Lotus Notes workflow application that automates the approval and routing process for commercial loan applications and renewals.</text:p>
      <text:p text:style-name="Heading_20_-_20_CarExp_20_Sub-section">1994 - 1997</text:p>
      <text:p text:style-name="Text_20_body_20_-_20_Career_20_Experience">Developed and maintained a "fat-client" application written in dBASE IV. The application was a date-tickler used to monitor various aspects of commercial loans. <text:s/>Also during this period, I converted data from the legacy applications and imported it into the new date-tickler application. <text:s/>Also, supported the roll-out of a new customer relationship management vendor application.</text:p>
      <text:p text:style-name="Heading_20_-_20_CarExp_20_Sub-section">1990 - 1993</text:p>
      <text:p text:style-name="Text_20_body_20_-_20_Career_20_Experience">Maintained several applications written in RPGII running on 30 different IBM Sys/36 computers on the Bank's wide-area network. <text:s/>The applications communicated with the mainframe using RJE (Remote Job Entry) to upload data and JCL (Job Control Language) to run the mainframe jobs. <text:s/>Additionally, the applications screen-scraped CICS application using SNUF (SNA Upline Facility).</text:p>
      <text:p text:style-name="Heading_20_-_20_Section">Education</text:p>
      <text:p text:style-name="Text_20_body_20_-_20_Education">Microsoft .NET using C# and Visual Basic</text:p>
      <text:p text:style-name="Text_20_body_20_-_20_Education">IBM Visual Age for Java, IBM Education Center</text:p>
      <text:p text:style-name="Text_20_body_20_-_20_Education">IBM WebSphere 3.0, IBM Education Center</text:p>
      <text:p text:style-name="Text_20_body_20_-_20_Education">O-O Programming with Java, IBM Education Center</text:p>
      <text:p text:style-name="Text_20_body_20_-_20_Education">Introduction to Data Modeling using ERWin</text:p>
      <text:p text:style-name="Text_20_body_20_-_20_Education">Supporting MS Windows NT 4.0 Core Technologies, Infotec Commercial Systems</text:p>
      <text:p text:style-name="Text_20_body_20_-_20_Education">Managing Multiple Priorities and Deadlines, Data-Tech, Inc</text:p>
      <text:p text:style-name="Text_20_body_20_-_20_Education">Lotus Notes Version 4 Application Development I &amp; II, Infotec Commercial Systems</text:p>
      <text:p text:style-name="Text_20_body_20_-_20_Education">Lotus Notes Version 4 Systems Management I &amp; II, Infotec Commercial Systems</text:p>
      <text:p text:style-name="Text_20_body_20_-_20_Education">How to Design Effective User Interfaces, Human Factors International, Inc.</text:p>
      <text:p text:style-name="Text_20_body_20_-_20_Education">Practical Usability Testing, Human Factors International, Inc.</text:p>
      <text:p text:style-name="Text_20_body_20_-_20_Education">OO Programming with Borland Delphi, Cal Poly Pomona</text:p>
      <text:p text:style-name="Text_20_body_20_-_20_Education">DCI Strategies &amp; Tools for Successful Data Warehouses Seminar</text:p>
      <text:p text:style-name="Text_20_body_20_-_20_Education">HP3000 System Administration, Hewlett Packard</text:p>
      <text:p text:style-name="Text_20_body_20_-_20_Education">Math Major (incomplete), California Polytechnic State University Pomona</text:p>
      <text:p text:style-name="Text_20_body_20_-_20_Education">Computer Programming and Operations, Control Data Institu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2" svg:font-family="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Garamond" fo:font-size="12pt" fo:letter-spacing="0.0043in" fo:language="en" fo:country="US" style:letter-kerning="true" style:font-name-asian="Bitstream Vera Sans" style:font-size-asian="12pt" style:language-asian="en" style:country-asian="US" style:font-name-complex="Lucidasans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font-size="16pt" style:font-size-asian="16pt"/>
    </style:style>
    <style:style style:name="Heading_20_1" style:display-name="Heading 1" style:family="paragraph" style:parent-style-name="Heading_20_-_20_Pg_20_1_20_Ln_20_2..." style:next-style-name="Text_20_body" style:class="text" style:default-outline-level="1">
      <style:paragraph-properties fo:margin-left="0in" fo:margin-right="0in" fo:margin-top="0.3in" fo:margin-bottom="0.1in" fo:line-height="150%" fo:text-indent="0in" style:auto-text-indent="false" fo:padding-left="0in" fo:padding-right="0in" fo:padding-top="0.0138in" fo:padding-bottom="0.0138in" fo:border-left="none" fo:border-right="none" fo:border-top="0.0008in solid #000000" fo:border-bottom="0.0008in solid #000000"/>
      <style:text-properties style:font-name="Garamond" fo:font-size="15pt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/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-_20_Pg_20_1_20_Ln_20_1" style:display-name="Heading - Pg 1 Ln 1" style:family="paragraph" style:parent-style-name="Heading" style:next-style-name="Heading_20_-_20_Pg_20_1_20_Ln_20_2..." style:master-page-name="">
      <style:paragraph-properties fo:margin-top="0in" fo:margin-bottom="0in" fo:text-align="center" style:justify-single-word="false" fo:keep-together="always"/>
      <style:text-properties fo:font-size="17pt" fo:letter-spacing="0.0098in" style:font-size-asian="18pt"/>
    </style:style>
    <style:style style:name="Heading_20_-_20_Pg_20_1_20_Ln_20_2..." style:display-name="Heading - Pg 1 Ln 2..." style:family="paragraph" style:parent-style-name="Heading" style:next-style-name="Heading_20_-_20_Section" style:master-page-name="">
      <style:paragraph-properties fo:margin-top="0in" fo:margin-bottom="0in" fo:text-align="center" style:justify-single-word="false" fo:keep-together="always"/>
      <style:text-properties fo:font-size="15pt" fo:letter-spacing="0.0071in" style:font-size-asian="16pt" style:font-size-complex="16pt"/>
    </style:style>
    <style:style style:name="Text_20_body_20_-_20_Career_20_Profile" style:display-name="Text body - Career Profile" style:family="paragraph" style:parent-style-name="Standard" style:master-page-name="">
      <style:paragraph-properties fo:margin-top="0in" fo:margin-bottom="0in" fo:text-align="center" style:justify-single-word="false" fo:keep-together="always"/>
    </style:style>
    <style:style style:name="Text_20_body_20_-_20_Career_20_Experience" style:display-name="Text body - Career Experience" style:family="paragraph" style:parent-style-name="Standard" style:master-page-name="">
      <style:paragraph-properties fo:margin-top="0in" fo:margin-bottom="0.1201in" fo:text-align="start" style:justify-single-word="false"/>
    </style:style>
    <style:style style:name="Text_20_body_20_-_20_Education" style:display-name="Text body - Education" style:family="paragraph" style:parent-style-name="Standard">
      <style:paragraph-properties fo:margin-left="0.15in" fo:margin-right="0in" fo:text-indent="0in" style:auto-text-indent="false"/>
      <style:text-properties fo:font-size="11.5pt"/>
    </style:style>
    <style:style style:name="Heading_20_-_20_Section" style:display-name="Heading - Section" style:family="paragraph" style:parent-style-name="Heading_20_1" style:master-page-name="">
      <style:text-properties fo:font-size="14pt"/>
    </style:style>
    <style:style style:name="Heading_20_-_20_CarExp_20_Sub-section" style:display-name="Heading - CarExp Sub-section" style:family="paragraph" style:parent-style-name="Standard" style:next-style-name="Text_20_body_20_-_20_Career_20_Experience" style:master-page-name="">
      <style:paragraph-properties fo:margin-top="0.05in" fo:margin-bottom="0in" fo:text-align="end" style:justify-single-word="false" fo:keep-together="always" fo:keep-with-next="always"/>
    </style:style>
    <style:style style:name="Numbering_20_Symbols" style:display-name="Numbering Symbols" style:family="text"/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dc:title>Resume of Robert Raftery</dc:title>
    <dc:description>Emphasis on front-end technologies
UBOC Experience, only</dc:description>
    <dc:subject>Senior Web Developer</dc:subject>
    <meta:initial-creator>Robert Raftery</meta:initial-creator>
    <meta:creation-date>2007-01-19T08:47:39</meta:creation-date>
    <dc:creator>Robert Raftery</dc:creator>
    <dc:date>2007-03-23T14:58:52</dc:date>
    <meta:print-date>2007-01-26T16:22:00</meta:print-date>
    <dc:language>en-US</dc:language>
    <meta:editing-cycles>28</meta:editing-cycles>
    <meta:editing-duration>PT7H48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5" meta:word-count="815" meta:character-count="5566"/>
  </office:meta>
</office:document-meta>
</file>